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62624, 200690, 33987, 36726, 12728, 1295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2624" calcext:value-type="float">
            <text:p>62624</text:p>
          </table:table-cell>
          <table:table-cell office:value-type="float" office:value="200690" calcext:value-type="float">
            <text:p>200690</text:p>
          </table:table-cell>
          <table:table-cell office:value-type="float" office:value="33987" calcext:value-type="float">
            <text:p>33987</text:p>
          </table:table-cell>
          <table:table-cell office:value-type="float" office:value="36726" calcext:value-type="float">
            <text:p>36726</text:p>
          </table:table-cell>
          <table:table-cell office:value-type="float" office:value="12728" calcext:value-type="float">
            <text:p>12728</text:p>
          </table:table-cell>
          <table:table-cell office:value-type="float" office:value="12951" calcext:value-type="float">
            <text:p>12951</text:p>
          </table:table-cell>
          <table:table-cell/>
          <table:table-cell office:value-type="string" calcext:value-type="string">
            <text:p>sum </text:p>
          </table:table-cell>
          <table:table-cell table:formula="of:=SUM([.A3:.F3])" office:value-type="float" office:value="359706" calcext:value-type="float">
            <text:p>359706</text:p>
          </table:table-cell>
        </table:table-row>
        <table:table-row table:style-name="ro2">
          <table:table-cell table:formula="of:=[.A3]/[.$I$3]" office:value-type="float" office:value="0.174097735372777" calcext:value-type="float">
            <text:p>0.1740977354</text:p>
          </table:table-cell>
          <table:table-cell table:formula="of:=[.B3]/[.$I$3]" office:value-type="float" office:value="0.557927863310592" calcext:value-type="float">
            <text:p>0.5579278633</text:p>
          </table:table-cell>
          <table:table-cell table:formula="of:=[.C3]/[.$I$3]" office:value-type="float" office:value="0.0944854964887992" calcext:value-type="float">
            <text:p>0.0944854965</text:p>
          </table:table-cell>
          <table:table-cell table:formula="of:=[.D3]/[.$I$3]" office:value-type="float" office:value="0.102100048372838" calcext:value-type="float">
            <text:p>0.1021000484</text:p>
          </table:table-cell>
          <table:table-cell table:formula="of:=[.E3]/[.$I$3]" office:value-type="float" office:value="0.0353844528587235" calcext:value-type="float">
            <text:p>0.0353844529</text:p>
          </table:table-cell>
          <table:table-cell table:formula="of:=[.F3]/[.$I$3]" office:value-type="float" office:value="0.0360044035962703" calcext:value-type="float">
            <text:p>0.0360044036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formula="of:=1/[.A4]" office:value-type="float" office:value="5.74390010219724" calcext:value-type="float">
            <text:p>5.7439001022</text:p>
          </table:table-cell>
          <table:table-cell table:formula="of:=1/[.B4]" office:value-type="float" office:value="1.79234640490308" calcext:value-type="float">
            <text:p>1.7923464049</text:p>
          </table:table-cell>
          <table:table-cell table:formula="of:=1/[.C4]" office:value-type="float" office:value="10.5836349192338" calcext:value-type="float">
            <text:p>10.5836349192</text:p>
          </table:table-cell>
          <table:table-cell table:formula="of:=1/[.D4]" office:value-type="float" office:value="9.79431465446822" calcext:value-type="float">
            <text:p>9.7943146545</text:p>
          </table:table-cell>
          <table:table-cell table:formula="of:=1/[.E4]" office:value-type="float" office:value="28.2609993714645" calcext:value-type="float">
            <text:p>28.2609993715</text:p>
          </table:table-cell>
          <table:table-cell table:formula="of:=1/[.F4]" office:value-type="float" office:value="27.7743803567292" calcext:value-type="float">
            <text:p>27.7743803567</text:p>
          </table:table-cell>
          <table:table-cell table:number-columns-repeated="3"/>
        </table:table-row>
        <table:table-row table:style-name="ro2">
          <table:table-cell table:formula="of:=[.A7]/[.$B$7]" office:value-type="float" office:value="3.2046819110884" calcext:value-type="float">
            <text:p>3.2046819111</text:p>
          </table:table-cell>
          <table:table-cell table:formula="of:=[.B7]/[.$B$7]" office:value-type="float" office:value="1" calcext:value-type="float">
            <text:p>1</text:p>
          </table:table-cell>
          <table:table-cell table:formula="of:=[.C7]/[.$B$7]" office:value-type="float" office:value="5.9049048165475" calcext:value-type="float">
            <text:p>5.9049048165</text:p>
          </table:table-cell>
          <table:table-cell table:formula="of:=[.D7]/[.$B$7]" office:value-type="float" office:value="5.46452104775908" calcext:value-type="float">
            <text:p>5.4645210478</text:p>
          </table:table-cell>
          <table:table-cell table:formula="of:=[.E7]/[.$B$7]" office:value-type="float" office:value="15.7675989943432" calcext:value-type="float">
            <text:p>15.7675989943</text:p>
          </table:table-cell>
          <table:table-cell table:formula="of:=[.F7]/[.$B$7]" office:value-type="float" office:value="15.4961006872056" calcext:value-type="float">
            <text:p>15.49610068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59:16.511595634</meta:creation-date>
    <dc:date>2020-02-24T11:24:58.322441750</dc:date>
    <meta:editing-duration>PT5M19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